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nJZdLqqmECfLo71Ih7eqpDOfzeaZOv3JiuC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43:35.080987330</meta:creation-date>
    <dc:date>2024-10-24T11:44:00.519548241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